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 style:master-page-name="WordCamp">
      <style:table-properties style:width="19.001cm" style:page-number="auto" table:align="margins" style:shadow="none"/>
    </style:style>
    <style:style style:name="Tabela2.A" style:family="table-column">
      <style:table-column-properties style:column-width="2.99cm" style:rel-column-width="1695*"/>
    </style:style>
    <style:style style:name="Tabela2.B" style:family="table-column">
      <style:table-column-properties style:column-width="16.011cm" style:rel-column-width="9077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-left="0.3cm" fo:padding-right="0.101cm" fo:padding-top="0.101cm" fo:padding-bottom="0.101cm" fo:border-left="0.05pt solid #000000" fo:border-right="none" fo:border-top="none" fo:border-bottom="none"/>
    </style:style>
    <style:style style:name="Tabela2.B2" style:family="table-cell">
      <style:table-cell-properties fo:padding-left="0.3cm" fo:padding-right="0.101cm" fo:padding-top="0.101cm" fo:padding-bottom="0.101cm" fo:border="none"/>
    </style:style>
    <style:style style:name="Tabela3" style:family="table">
      <style:table-properties style:width="19.001cm" table:align="margins" style:shadow="none"/>
    </style:style>
    <style:style style:name="Tabela3.A" style:family="table-column">
      <style:table-column-properties style:column-width="2.99cm" style:rel-column-width="1695*"/>
    </style:style>
    <style:style style:name="Tabela3.B" style:family="table-column">
      <style:table-column-properties style:column-width="16.011cm" style:rel-column-width="9077*"/>
    </style:style>
    <style:style style:name="Tabela3.A1" style:family="table-cell">
      <style:table-cell-properties fo:padding="0.097cm" fo:border="none"/>
    </style:style>
    <style:style style:name="Tabela3.B1" style:family="table-cell">
      <style:table-cell-properties fo:padding-left="0.3cm" fo:padding-right="0.101cm" fo:padding-top="0.101cm" fo:padding-bottom="0.101cm" fo:border="none"/>
    </style:style>
    <style:style style:name="Tabela3.B2" style:family="table-cell">
      <style:table-cell-properties fo:padding-left="0.3cm" fo:padding-right="0.101cm" fo:padding-top="0.101cm" fo:padding-bottom="0.101cm" fo:border-left="0.05pt solid #000000" fo:border-right="none" fo:border-top="none" fo:border-bottom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master-page-name="WordCamp">
      <style:paragraph-properties style:page-number="auto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Heading_20_1">
      <style:paragraph-properties fo:text-align="end" style:justify-single-word="false"/>
    </style:style>
    <style:style style:name="P5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h text:style-name="Heading_20_1" text:outline-level="1">10h</text:h>
            <text:p text:style-name="P3">Minicurso<text:line-break/>Sala 105</text:p>
          </table:table-cell>
          <table:table-cell table:style-name="Tabela2.B1" office:value-type="string">
            <text:h text:style-name="Heading_20_1" text:outline-level="1">Oficina e Plantão de Dúvidas: Desenvolvimento de Temas</text:h>
            <text:h text:style-name="Heading_20_2" text:outline-level="2">Juliano Amaral Gouveia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0h</text:h>
            <text:p text:style-name="Standard">Palestra<text:line-break/>Auditório</text:p>
          </table:table-cell>
          <table:table-cell table:style-name="Tabela2.B1" office:value-type="string">
            <text:h text:style-name="Heading_20_1" text:outline-level="1">E-commerce no WordPress, Aprenda Como Fazer!</text:h>
            <text:h text:style-name="Heading_20_2" text:outline-level="2">Rafael de Menezes Ehlers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0h</text:h>
            <text:p text:style-name="Text_20_body">Palestra<text:line-break/>Miniauditório</text:p>
          </table:table-cell>
          <table:table-cell table:style-name="Tabela2.B1" office:value-type="string">
            <text:h text:style-name="Heading_20_1" text:outline-level="1">ÀgoraDelibera: Experiências de Democracia Digital</text:h>
            <text:h text:style-name="Heading_20_2" text:outline-level="2">João Paulo Mehl</text:h>
            <text:p text:style-name="Text_20_body">(Case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1h15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Grandes Migrações: Passando De Qualquer Plataforma Para o WordPress e BuddyPress</text:h>
            <text:h text:style-name="Heading_20_2" text:outline-level="2">Vinicius Massuchetto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1h15</text:h>
            <text:p text:style-name="Text_20_body">Palestra<text:line-break/>Miniauditório</text:p>
          </table:table-cell>
          <table:table-cell table:style-name="Tabela2.B1" office:value-type="string">
            <text:h text:style-name="Heading_20_1" text:outline-level="1">Ferramentas Livres Para Desenvolvimento WordPress</text:h>
            <text:h text:style-name="Heading_20_2" text:outline-level="2">Daniel Kossmann Ferraz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3h30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Lightning Talks</text:h>
            <text:h text:style-name="Heading_20_2" text:outline-level="2">Vários Palestrantes</text:h>
            <text:p text:style-name="Text_20_body">(Case/Conteúdo/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4h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Por um WordPress Mais Seguro</text:h>
            <text:h text:style-name="Heading_20_2" text:outline-level="2">Flávio Augusto da Silveira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4h</text:h>
            <text:p text:style-name="Text_20_body">Palestra<text:line-break/>Miniauditório</text:p>
          </table:table-cell>
          <table:table-cell table:style-name="Tabela2.B1" office:value-type="string">
            <text:h text:style-name="Heading_20_1" text:outline-level="1">Estudo de Caso do Site da Bicicletada de Curitiba</text:h>
            <text:h text:style-name="Heading_20_2" text:outline-level="2">Fabianne Balvedi</text:h>
            <text:p text:style-name="Text_20_body">(Case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5h15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WPaS: Performance Para Grande Volumes</text:h>
            <text:h text:style-name="Heading_20_2" text:outline-level="2">Gustavo Bordoni</text:h>
            <text:p text:style-name="Text_20_body">(Desenvolvimento)</text:p>
          </table:table-cell>
        </table:table-row>
      </table:table>
      <text:p text:style-name="Text_20_body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1" office:value-type="string">
            <text:h text:style-name="Heading_20_1" text:outline-level="1">15h15</text:h>
            <text:p text:style-name="Text_20_body">Palestra<text:line-break/>Miniauditório</text:p>
          </table:table-cell>
          <table:table-cell table:style-name="Tabela3.B2" office:value-type="string">
            <text:h text:style-name="Heading_20_1" text:outline-level="1">Odeio Pinguim:<text:line-break/>Uma Relação de Amor e Ódio com o Google</text:h>
            <text:h text:style-name="Heading_20_2" text:outline-level="2">Frank Alcantara</text:h>
            <text:p text:style-name="Text_20_body">(Conteúdo)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1" office:value-type="string">
            <text:h text:style-name="Heading_20_1" text:outline-level="1">16h30</text:h>
            <text:p text:style-name="Text_20_body">Palestra<text:line-break/>Auditório</text:p>
          </table:table-cell>
          <table:table-cell table:style-name="Tabela3.B2" office:value-type="string">
            <text:h text:style-name="Heading_20_1" text:outline-level="1">URLs e Permissões Personalizadas<text:line-break/>(Ou Como Restringir a Edição de Posts por Netos de Holandeses Após o Meio-dia)</text:h>
            <text:h text:style-name="Heading_20_2" text:outline-level="2">Leo Germani</text:h>
            <text:p text:style-name="Text_20_body">(Desenvolvimento)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1" office:value-type="string">
            <text:h text:style-name="Heading_20_1" text:outline-level="1">16h30</text:h>
            <text:p text:style-name="Text_20_body">Palestra<text:line-break/>Miniauditório</text:p>
          </table:table-cell>
          <table:table-cell table:style-name="Tabela3.B2" office:value-type="string">
            <text:h text:style-name="Heading_20_1" text:outline-level="1">WordPress Total (Uma Referência à Seleção da Holanda de 74 :D )</text:h>
            <text:h text:style-name="Heading_20_2" text:outline-level="2">Felipe Coelho Kussik</text:h>
            <text:p text:style-name="Text_20_body">(Desenvolvimento)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1" office:value-type="string">
            <text:h text:style-name="Heading_20_1" text:outline-level="1">17h45</text:h>
            <text:p text:style-name="Text_20_body">Auditório</text:p>
          </table:table-cell>
          <table:table-cell table:style-name="Tabela3.B2" office:value-type="string">
            <text:h text:style-name="Heading_20_1" text:outline-level="1">Encerramento</text:h>
            <text:h text:style-name="Heading_20_2" text:outline-level="2">Comissão de Organização do WordCamp Curitiba 2012</text:h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1" office:value-type="string">
            <text:h text:style-name="Heading_20_1" text:outline-level="1">20h</text:h>
          </table:table-cell>
          <table:table-cell table:style-name="Tabela3.B2" office:value-type="string">
            <text:h text:style-name="Heading_20_1" text:outline-level="1">WordCana</text:h>
            <text:h text:style-name="Heading_20_2" text:outline-level="2">Confraternização</text:h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0cm" style:auto-text-indent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8.974cm" table:align="left" style:shadow="none"/>
    </style:style>
    <style:style style:name="Tabela1.A" style:family="table-column">
      <style:table-column-properties style:column-width="8.655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4" style:family="table">
      <style:table-properties style:width="18.974cm" table:align="left" style:shadow="none"/>
    </style:style>
    <style:style style:name="Tabela4.A" style:family="table-column">
      <style:table-column-properties style:column-width="8.655cm"/>
    </style:style>
    <style:style style:name="Tabela4.B" style:family="table-column">
      <style:table-column-properties style:column-width="10.319cm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<draw:frame draw:style-name="Mfr1" draw:name="figura1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1.A1" office:value-type="string">
              <text:h text:style-name="MP1" text:outline-level="1">Credenciamento</text:h>
              <text:h text:style-name="MP2" text:outline-level="2">Dia 15 | Lista de Inscritos A-C</text:h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WordCamp" style:page-layout-name="Mpm3">
      <style:head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<draw:frame draw:style-name="Mfr1" draw:name="figura2" text:anchor-type="as-char" svg:width="5.856cm" svg:height="1.339cm" draw:z-index="2"><draw:image xlink:href="Pictures/10000201000005C7000001525BF66427.png" xlink:type="simple" xlink:show="embed" xlink:actuate="onLoad"/></draw:frame></text:p>
            </table:table-cell>
            <table:table-cell table:style-name="Tabela4.A1" office:value-type="string">
              <text:h text:style-name="MP1" text:outline-level="1">Programação Dia 16</text:h>
              <text:h text:style-name="MP2" text:outline-level="2">Ensalamento das Palestras e Minicursos</text:h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6-15T08:58:43</meta:creation-date>
    <dc:date>2012-06-15T10:43:10</dc:date>
    <dc:creator>Vinicius Massuchetto</dc:creator>
    <meta:editing-duration>PT1H4M1S</meta:editing-duration>
    <meta:editing-cycles>8</meta:editing-cycles>
    <meta:generator>LibreOffice/3.4$Unix LibreOffice_project/340m1$Build-602</meta:generator>
    <meta:document-statistic meta:table-count="4" meta:image-count="2" meta:object-count="0" meta:page-count="2" meta:paragraph-count="73" meta:word-count="207" meta:character-count="1538" meta:non-whitespace-character-count="1400"/>
  </office:meta>
</office:document-meta>
</file>